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Header">
      <style:paragraph-properties fo:margin-top="0.1965in" fo:margin-bottom="0in" fo:text-align="start" style:justify-single-word="false"/>
      <style:text-properties fo:font-size="10pt" style:font-size-asian="10pt" style:font-size-complex="10pt"/>
    </style:style>
    <style:style style:name="P4" style:family="paragraph" style:parent-style-name="Horizontal_20_Line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DejaVu Sans" style:font-size-asian="10.5pt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DejaVu Sans"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Header">
      <style:paragraph-properties fo:margin-top="0.1965in" fo:margin-bottom="0in" fo:text-align="start" style:justify-single-word="false"/>
      <style:text-properties fo:font-size="10pt" style:font-size-asian="10pt" style:font-size-complex="10pt"/>
    </style:style>
    <style:style style:name="MP4" style:family="paragraph" style:parent-style-name="Horizontal_20_Line"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/>
    <style:page-layout style:name="Mpm1">
      <style:page-layout-properties fo:page-width="8.2681in" fo:page-height="11.6929in" style:num-format="1" style:print-orientation="portrait" fo:margin-top="0.55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abinet d'ophtalmologie GOEEN</text:p>
        <text:p text:style-name="MP2"><text:span text:style-name="MT1">Maladie et chirurgie des yeux<text:line-break/></text:span>48 av du maréchal Foch<text:line-break/>98800 NOUMÉA</text:p>
        <text:p text:style-name="MP2">--sur rendez vous--<text:line-break/>Tél: (+687) 28 16 00 / Fax: (+687) 28 16 08<text:line-break/>Courriel: <text:a xlink:type="simple" xlink:href="mailto:ophtalmologie.goeen@gmail.com">ophtalmologie.goeen@gmail.com</text:a></text:p>
        <text:p text:style-name="MP3"><text:span text:style-name="MT1">Dr FRANCOIS L.</text:span><text:line-break/>Ophtalmologiste<text:line-break/>Ancien chef de clinique des Hôpitaux de Bordeaux<text:line-break/>DIU de chirurgie vitréo-rétinienne</text:p>
        <text:p text:style-name="MP4"/>
      </style:header>
      <style:footer>
        <text:p text:style-name="Horizontal_20_Line"/>
        <text:p text:style-name="Footer">Cabinet d'ophtalmologie GOEEN<text:line-break/>48 av du maréchal FOCH 98800 NOUMÉA<text:line-break/>SELARL de médecin au capital de 1.000.000 XPF RIDET : 836106.001 SEL:148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21:06:54</meta:creation-date>
    <meta:generator>LibreOffice/3.5$Linux_X86_64 LibreOffice_project/350m1$Build-2</meta:generator>
    <dc:date>2014-01-08T22:40:04</dc:date>
    <meta:editing-duration>PT36M33S</meta:editing-duration>
    <meta:editing-cycles>11</meta:editing-cycles>
    <meta:document-statistic meta:table-count="0" meta:image-count="0" meta:object-count="0" meta:page-count="1" meta:paragraph-count="5" meta:word-count="70" meta:character-count="449" meta:non-whitespace-character-count="385"/>
  </office:meta>
</office:document-meta>
</file>